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aco" svg:font-family="Monaco, Menlo, 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018547" officeooo:paragraph-rsid="00018547" style:font-weight-asian="bold" style:font-weight-complex="bold"/>
    </style:style>
    <style:style style:name="P2" style:family="paragraph" style:parent-style-name="Standard">
      <style:text-properties fo:font-weight="normal" officeooo:rsid="00049982" officeooo:paragraph-rsid="00049982" style:font-weight-asian="normal" style:font-weight-complex="normal"/>
    </style:style>
    <style:style style:name="P3" style:family="paragraph" style:parent-style-name="Standard">
      <style:text-properties fo:font-weight="normal" officeooo:rsid="00049982" officeooo:paragraph-rsid="00049982" style:font-weight-asian="normal" style:font-weight-complex="normal"/>
    </style:style>
    <style:style style:name="P4" style:family="paragraph" style:parent-style-name="Standard">
      <style:text-properties fo:font-weight="bold" officeooo:rsid="00018547" officeooo:paragraph-rsid="00018547"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26ede" style:font-weight-asian="normal" style:font-weight-complex="normal"/>
    </style:style>
    <style:style style:name="T3" style:family="text">
      <style:text-properties fo:font-weight="normal" officeooo:rsid="00049982" style:font-weight-asian="normal" style:font-weight-complex="normal"/>
    </style:style>
    <style:style style:name="T4" style:family="text">
      <style:text-properties fo:font-weight="normal" officeooo:rsid="000e1c27" style:font-weight-asian="normal" style:font-weight-complex="normal"/>
    </style:style>
    <style:style style:name="T5" style:family="text">
      <style:text-properties fo:font-weight="normal" officeooo:rsid="000ef4a2" style:font-weight-asian="normal" style:font-weight-complex="normal"/>
    </style:style>
    <style:style style:name="T6" style:family="text">
      <style:text-properties officeooo:rsid="0006a8de"/>
    </style:style>
    <style:style style:name="T7" style:family="text">
      <style:text-properties fo:font-variant="normal" fo:text-transform="none" fo:color="#ffffff" style:font-name="Monaco" fo:font-size="33.75pt" fo:letter-spacing="normal" fo:font-style="normal" fo:font-weight="normal" officeooo:rsid="000ef4a2"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Title<text:tab/><text:tab/><text:span text:style-name="T3">Stock Market Prediction</text:span></text:p>
      <text:p text:style-name="P1"/>
      <text:p text:style-name="P1"/>
      <text:p text:style-name="P1">Supervisor<text:tab/><text:tab/><text:span text:style-name="T3">Dr Derek Bridge</text:span></text:p>
      <text:p text:style-name="P1"/>
      <text:p text:style-name="P1"/>
      <text:p text:style-name="P1">Student<text:tab/><text:tab/><text:span text:style-name="T2">Mr </text:span><text:span text:style-name="T3">Mark Dunne</text:span></text:p>
      <text:p text:style-name="P1"><text:span text:style-name="T3"/></text:p>
      <text:p text:style-name="P1"/>
      <text:p text:style-name="P1">Abstract</text:p>
      <text:p text:style-name="P1"/>
      <text:p text:style-name="P2"><text:span text:style-name="T6">In this project we</text:span> analys<text:span text:style-name="T6">e</text:span> existing, <text:span text:style-name="T6">and explore new methods </text:span>of stock market prediction. <text:span text:style-name="T6">We take three different approaches at the problem; Fundamental analysis, Technical Analysis, and the application of Machine Learning. We find evidence in support of the weak form of the Efficient Market hypothesis, that the historic price does not contain useful information but out of sample data may be predictive. We show that Fundamental Analysis and Machine Learning can be used to guide an investors decisions. We demonstrate a common flaw in the methodology of Technical Analysis practitioners and show that it produces limited useful information. Based on our findings, an algorithmic trading algorithm is developed and entered into the Quantopian trading competition.</text:span></text:p>
      <text:p text:style-name="P2"/>
      <text:p text:style-name="P2"/>
      <text:p text:style-name="P1">Keywords:<text:tab/><text:tab/><text:span text:style-name="T4">Stock Market, Machine Learning, Technical Analysis</text:span></text:p>
      <text:p text:style-name="P1">Technologies:<text:tab/><text:tab/><text:span text:style-name="T4">Python, Quantopian, </text:span><text:span text:style-name="T5">Scikit-Learn, Pandas, NumP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aco" svg:font-family="Monaco, Menlo, 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0T13:15:04.583582000</meta:creation-date>
    <dc:date>2015-03-01T21:37:08.361303609</dc:date>
    <meta:editing-duration>PT45M4S</meta:editing-duration>
    <meta:editing-cycles>8</meta:editing-cycles>
    <meta:generator>LibreOffice/4.3.3.2$Linux_x86 LibreOffice_project/430m0$Build-2</meta:generator>
    <meta:document-statistic meta:table-count="0" meta:image-count="0" meta:object-count="0" meta:page-count="1" meta:paragraph-count="7" meta:word-count="143" meta:character-count="983" meta:non-whitespace-character-count="842"/>
  </office:meta>
</office:document-meta>
</file>